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Mono"/>
    </style:style>
    <style:style style:name="P2" style:family="paragraph" style:parent-style-name="Preformatted_20_Text">
      <style:text-properties style:font-name="Liberation Mono" officeooo:rsid="000a8726" officeooo:paragraph-rsid="000a8726"/>
    </style:style>
    <style:style style:name="P3" style:family="paragraph" style:parent-style-name="Preformatted_20_Text">
      <style:text-properties style:font-name="Liberation Mono" officeooo:rsid="000c2779" officeooo:paragraph-rsid="000c2779"/>
    </style:style>
    <style:style style:name="P4" style:family="paragraph" style:parent-style-name="Preformatted_20_Text">
      <style:text-properties style:font-name="Liberation Mono" officeooo:rsid="000ddc55" officeooo:paragraph-rsid="000ddc55"/>
    </style:style>
    <style:style style:name="P5" style:family="paragraph" style:parent-style-name="Preformatted_20_Text">
      <style:text-properties style:font-name="Liberation Mono" officeooo:rsid="000ef3e7" officeooo:paragraph-rsid="000ef3e7"/>
    </style:style>
    <style:style style:name="P6" style:family="paragraph" style:parent-style-name="Preformatted_20_Text">
      <style:text-properties style:font-name="Liberation Mono" officeooo:rsid="000ef3e7" officeooo:paragraph-rsid="000f372a"/>
    </style:style>
    <style:style style:name="P7" style:family="paragraph" style:parent-style-name="Preformatted_20_Text">
      <style:text-properties style:font-name="Liberation Mono" officeooo:rsid="000f372a" officeooo:paragraph-rsid="000f372a"/>
    </style:style>
    <style:style style:name="P8" style:family="paragraph" style:parent-style-name="Preformatted_20_Text">
      <style:text-properties style:font-name="Liberation Mono" officeooo:rsid="00109e04" officeooo:paragraph-rsid="00109e04"/>
    </style:style>
    <style:style style:name="P9" style:family="paragraph" style:parent-style-name="Preformatted_20_Text">
      <style:text-properties style:font-name="Liberation Mono" officeooo:rsid="00109f44" officeooo:paragraph-rsid="00109f44"/>
    </style:style>
    <style:style style:name="P10" style:family="paragraph" style:parent-style-name="Preformatted_20_Text">
      <style:text-properties style:font-name="Liberation Mono" officeooo:rsid="0010b524" officeooo:paragraph-rsid="0010b524"/>
    </style:style>
    <style:style style:name="P11" style:family="paragraph" style:parent-style-name="Preformatted_20_Text">
      <style:text-properties style:font-name="Liberation Mono" officeooo:rsid="0011cbec" officeooo:paragraph-rsid="0011cbec"/>
    </style:style>
    <style:style style:name="P12" style:family="paragraph" style:parent-style-name="Preformatted_20_Text">
      <style:text-properties style:font-name="Liberation Mono" officeooo:rsid="00132de0" officeooo:paragraph-rsid="00132de0"/>
    </style:style>
    <style:style style:name="P13" style:family="paragraph" style:parent-style-name="Preformatted_20_Text">
      <style:text-properties style:font-name="Liberation Mono" officeooo:rsid="00143ce4" officeooo:paragraph-rsid="00143ce4"/>
    </style:style>
    <style:style style:name="P14" style:family="paragraph" style:parent-style-name="Standard">
      <style:paragraph-properties style:line-height-at-least="0.198in"/>
      <style:text-properties fo:color="#d4d4d4" loext:opacity="100%" style:font-name="Liberation Mono" fo:font-size="10.5pt" fo:font-weight="normal" officeooo:rsid="00042a3c" officeooo:paragraph-rsid="00042a3c" fo:background-color="#1e1e1e"/>
    </style:style>
    <style:style style:name="P15" style:family="paragraph" style:parent-style-name="Standard">
      <style:paragraph-properties style:line-height-at-least="0.198in"/>
      <style:text-properties fo:color="#d4d4d4" loext:opacity="100%" style:font-name="Liberation Mono" fo:font-size="10.5pt" fo:font-weight="normal" fo:background-color="#1e1e1e"/>
    </style:style>
    <style:style style:name="P16" style:family="paragraph" style:parent-style-name="Standard">
      <style:paragraph-properties style:line-height-at-least="0.198in"/>
      <style:text-properties fo:color="#d4d4d4" loext:opacity="100%" style:font-name="Liberation Mono" fo:font-size="10.5pt" fo:font-weight="normal" officeooo:rsid="00059e8a" officeooo:paragraph-rsid="00059e8a" fo:background-color="#1e1e1e"/>
    </style:style>
    <style:style style:name="P17" style:family="paragraph" style:parent-style-name="Standard">
      <style:paragraph-properties style:line-height-at-least="0.198in"/>
      <style:text-properties fo:color="#d4d4d4" loext:opacity="100%" style:font-name="Liberation Mono" fo:font-size="10.5pt" fo:font-weight="normal" officeooo:rsid="00066df8" officeooo:paragraph-rsid="00066df8" fo:background-color="#1e1e1e"/>
    </style:style>
    <style:style style:name="T1" style:family="text">
      <style:text-properties fo:color="#9cdcfe" loext:opacity="100%"/>
    </style:style>
    <style:style style:name="T2" style:family="text">
      <style:text-properties fo:color="#b5cea8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dcdcaa" loext:opacity="100%"/>
    </style:style>
    <style:style style:name="T6" style:family="text">
      <style:text-properties fo:font-size="10pt" style:font-name-asian="Noto Sans Mono CJK SC" style:font-size-asian="10pt" style:font-name-complex="Liberation Mono" style:font-size-complex="10pt"/>
    </style:style>
    <style:style style:name="T7" style:family="text">
      <style:text-properties fo:font-size="10pt" officeooo:rsid="000f372a" style:font-name-asian="Noto Sans Mono CJK SC" style:font-size-asian="10pt" style:font-name-complex="Liberation Mono" style:font-size-complex="10pt"/>
    </style:style>
    <style:style style:name="T8" style:family="text">
      <style:text-properties fo:font-size="10pt" officeooo:rsid="00109e04" style:font-name-asian="Noto Sans Mono CJK SC" style:font-size-asian="10pt" style:font-name-complex="Liberation Mono" style:font-size-complex="10pt"/>
    </style:style>
    <style:style style:name="T9" style:family="text">
      <style:text-properties fo:font-size="10pt" officeooo:rsid="00109f44" style:font-name-asian="Noto Sans Mono CJK SC" style:font-size-asian="10pt" style:font-name-complex="Liberation Mono" style:font-size-complex="10pt"/>
    </style:style>
    <style:style style:name="T10" style:family="text">
      <style:text-properties fo:font-size="10pt" officeooo:rsid="0012acf6" style:font-name-asian="Noto Sans Mono CJK SC" style:font-size-asian="10pt" style:font-name-complex="Liberation Mono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orithmique, Programme et Structure </text:p>
      <text:p text:style-name="P1"/>
      <text:p text:style-name="P1">Installer VS Code sur linux : https://code.visualstudio.com/download</text:p>
      <text:p text:style-name="P1"/>
      <text:p text:style-name="P1">Pour vérifier que Python est bien installé : python3 --version</text:p>
      <text:p text:style-name="P1"/>
      <text:p text:style-name="P1">Nous allons créer un fichier python Hello.py contenant la commande : print("Hello World!")</text:p>
      <text:p text:style-name="P1"/>
      <text:p text:style-name="P1">Créer une variable : typedevariable nomdelavariable = valeur</text:p>
      <text:p text:style-name="P1">Python est un langage au typage dynamique car nous n'avons pas besoin de préciser le type de variable</text:p>
      <text:p text:style-name="P1"/>
      <text:p text:style-name="P1">Types de variables :</text:p>
      <text:p text:style-name="P1">- bool</text:p>
      <text:p text:style-name="P1">- int</text:p>
      <text:p text:style-name="P1">- float</text:p>
      <text:p text:style-name="P1">- str ; chaine de caractères</text:p>
      <text:p text:style-name="P1"/>
      <text:p text:style-name="P1">print(type(var)) : pour connaitre le type d'une variable</text:p>
      <text:p text:style-name="P1"/>
      <text:p text:style-name="P1">var1 = 5</text:p>
      <text:p text:style-name="P1">print("La valeur de notre variable est", var1)</text:p>
      <text:p text:style-name="P1"/>
      <text:p text:style-name="P1">concatenner : à regarder</text:p>
      <text:p text:style-name="P1"/>
      <text:p text:style-name="P1">la bonne méthode pour afficher notre phrase serait print("La 1ere variable a une valeur de :" + str(var1))</text:p>
      <text:p text:style-name="P1">De façon plus avancé vous pouvez écrire : print ("La 1ere variable a une valeur de :()" .format(var1))</text:p>
      <text:p text:style-name="P1">Permet de ne pas préciser le type à chaque fois dans le print</text:p>
      <text:p text:style-name="P1"/>
      <text:p text:style-name="P1">Les conditions</text:p>
      <text:p text:style-name="P1">var1 = 2</text:p>
      <text:p text:style-name="P1">var2 = 5</text:p>
      <text:p text:style-name="P1"/>
      <text:p text:style-name="P1">if var1 &lt; var2 :</text:p>
      <text:p text:style-name="P1"><text:tab/>print("var2 est plus grand")</text:p>
      <text:p text:style-name="P1">else :</text:p>
      <text:p text:style-name="P1"><text:tab/>print("var1 est plus grand")</text:p>
      <text:p text:style-name="P1"/>
      <text:p text:style-name="P1">&lt; inférieur à</text:p>
      <text:p text:style-name="P1">&gt; supérieur à</text:p>
      <text:p text:style-name="P1">== vérifier une égalité</text:p>
      <text:p text:style-name="P1">!= vérifier une différence</text:p>
      <text:p text:style-name="P1"/>
      <text:p text:style-name="P1">if </text:p>
      <text:p text:style-name="P1">else</text:p>
      <text:p text:style-name="P1"/>
      <text:p text:style-name="P1">plus de condition :</text:p>
      <text:p text:style-name="P1">if </text:p>
      <text:p text:style-name="P1">elif</text:p>
      <text:p text:style-name="P1">else</text:p>
      <text:p text:style-name="P1"/>
      <text:p text:style-name="P1"/>
      <text:p text:style-name="P1">var1 = 2</text:p>
      <text:p text:style-name="P1">var2 = 5</text:p>
      <text:p text:style-name="P1">var3 = 1</text:p>
      <text:p text:style-name="P1"/>
      <text:p text:style-name="P1">if var1 &lt; var2 :</text:p>
      <text:p text:style-name="P1"><text:s text:c="8"/>print("var2 est plus grand")</text:p>
      <text:p text:style-name="P1">elif var1 &lt; var3 :</text:p>
      <text:p text:style-name="P1"><text:s text:c="8"/>print("var3 est plus grand")</text:p>
      <text:p text:style-name="P1">else :</text:p>
      <text:p text:style-name="P1"><text:soft-page-break/><text:s text:c="8"/>print("var1 est plus grand")</text:p>
      <text:p text:style-name="P1"/>
      <text:p text:style-name="P1">si on veut vérifier plusieurs conditions simultanément de la forme</text:p>
      <text:p text:style-name="P1"/>
      <text:p text:style-name="P1">Si condition1 et/ou condition2</text:p>
      <text:p text:style-name="P1">sinon je fais ça</text:p>
      <text:p text:style-name="P1"/>
      <text:p text:style-name="P1">if </text:p>
      <text:p text:style-name="P1"/>
      <text:p text:style-name="P14"><text:span text:style-name="T1">conditions ternaires :</text:span></text:p>
      <text:p text:style-name="P14"><text:span text:style-name="T1">lignedecode(condition vrai, condition fausse)[condition]</text:span></text:p>
      <text:p text:style-name="P14"><text:span text:style-name="T1"/></text:p>
      <text:p text:style-name="P15"><text:span text:style-name="T1">age</text:span> = <text:span text:style-name="T2">20</text:span></text:p>
      <text:p text:style-name="P15"><text:span text:style-name="T1">majeur</text:span> = <text:span text:style-name="T2">18</text:span></text:p>
      <text:p text:style-name="P15"><text:span text:style-name="T1"/></text:p>
      <text:p text:style-name="P15"><text:span text:style-name="T1">verif</text:span> = (<text:span text:style-name="T3">"Vous êtes majeur depuis </text:span><text:span text:style-name="T4">{}</text:span><text:span text:style-name="T3"> ans"</text:span>.<text:span text:style-name="T5">format</text:span>(<text:span text:style-name="T1">age</text:span>-<text:span text:style-name="T1">majeur</text:span>), <text:span text:style-name="T3">"Vous êtes mineur"</text:span>)[<text:span text:style-name="T1">age</text:span> &lt; <text:span text:style-name="T1">majeur</text:span>]</text:p>
      <text:p text:style-name="P15"><text:span text:style-name="T5">print</text:span>(<text:span text:style-name="T1">verif</text:span>)</text:p>
      <text:p text:style-name="P15"/>
      <text:p text:style-name="P15">On peut combiner ce qu'on a vu précédemment :</text:p>
      <text:p text:style-name="P15">verif = ("Vous êtes majeur depuis {} ans".format(age-majeur), "Vous êtes mineur")[age &lt; majeur]</text:p>
      <text:p text:style-name="P15"/>
      <text:p text:style-name="P15">Les listes</text:p>
      <text:p text:style-name="P15"/>
      <text:p text:style-name="P15">pour créer une liste en python :</text:p>
      <text:p text:style-name="P15">article_course = ["pomme", "lait", "oeufs", "sucre"]</text:p>
      <text:p text:style-name="P15"/>
      <text:p text:style-name="P15">et pour l'afficher :</text:p>
      <text:p text:style-name="P15">print(article_course)</text:p>
      <text:p text:style-name="P15">print(article_course[0])#affiche le premier élement</text:p>
      <text:p text:style-name="P15">print(article_course[len(article_course) - 1])#affiche le dernier élement : len permet d'afficher la longueur de la liste, on retire un car on veut prendre la quatrième variable = 3 car le tableau a pour première valeur 0 donc le quatrième mot aura la place numéro 3 en étant le quzatrième de la liste.</text:p>
      <text:p text:style-name="P15"/>
      <text:p text:style-name="P16">listes : </text:p>
      <text:p text:style-name="P16">len : permet d’afficher la longueur d’une liste </text:p>
      <text:p text:style-name="P16">Une liste commence à la position 0 donc le première élement aura l’index 0 et le deuxième élement aura l’index 1</text:p>
      <text:p text:style-name="P16"/>
      <text:p text:style-name="P16"/>
      <text:p text:style-name="P16">nomliste.insert(position, à insérer)</text:p>
      <text:p text:style-name="P16">article_course.insert(3, “farine”)</text:p>
      <text:p text:style-name="P16"/>
      <text:p text:style-name="P17">ajouter un élement à la fin de notre liste :</text:p>
      <text:p text:style-name="P17">artcile_course.append(à insérer)</text:p>
      <text:p text:style-name="P17"/>
      <text:p text:style-name="P17">ajouter plusieurs valeurs à la fin :</text:p>
      <text:p text:style-name="P17">article_course.extend(à insérer, à insérer 2);</text:p>
      <text:p text:style-name="P17"/>
      <text:p text:style-name="P17"><text:soft-page-break/>suppirmer via le numéro :</text:p>
      <text:p text:style-name="P17">article.pop(1)</text:p>
      <text:p text:style-name="P17">del article.remove[1]</text:p>
      <text:p text:style-name="P17"/>
      <text:p text:style-name="P17">supprimer via la valeur attribuée</text:p>
      <text:p text:style-name="P17">article.remove(“bananes”)</text:p>
      <text:p text:style-name="P17"/>
      <text:p text:style-name="P17">suppresion de la liste </text:p>
      <text:p text:style-name="P17">article.clear()</text:p>
      <text:p text:style-name="P17">del article[:]</text:p>
      <text:p text:style-name="P1"/>
      <text:p text:style-name="P1"/>
      <text:p text:style-name="P2">boucles :</text:p>
      <text:p text:style-name="P2">for … in range = pour une valeur de départ jusqu’à une valeur d’arriver</text:p>
      <text:p text:style-name="P2">for nb in range(1, 5):</text:p>
      <text:p text:style-name="P2"><text:tab/>print(nb)</text:p>
      <text:p text:style-name="P2"/>
      <text:p text:style-name="P2">for each in … = pour chaque valeur</text:p>
      <text:p text:style-name="P2">numeros = [1, 4, 8, 16]</text:p>
      <text:p text:style-name="P2">for num in numeros:</text:p>
      <text:p text:style-name="P2"><text:tab/>print(num)</text:p>
      <text:p text:style-name="P2"/>
      <text:p text:style-name="P3">→ ne pas oublier les : à la fin de nos conditions</text:p>
      <text:p text:style-name="P3"/>
      <text:p text:style-name="P4">while … → tant qur la condition est vraie (boucles infinies)</text:p>
      <text:p text:style-name="P4">on peut ajouter les fonctions continu ou break dans nos boucles.</text:p>
      <text:p text:style-name="P4">Continue s’utilise pour paser directement au tout de boucle suivant sans exécuter la suite de nos conditions</text:p>
      <text:p text:style-name="P4">Break permet de faire sortir de la boucle infinie et n’exécute pas les commandes qui sont situées après elle.</text:p>
      <text:p text:style-name="P4"/>
      <text:p text:style-name="P5">Les fonctions</text:p>
      <text:p text:style-name="P5"/>
      <text:p text:style-name="P5">on définie les fonctions avec le préfixe def</text:p>
      <text:p text:style-name="P5">def bienvenue():</text:p>
      <text:p text:style-name="P5"><text:tab/>print(“Bienvenue”)</text:p>
      <text:p text:style-name="P5"/>
      <text:p text:style-name="P5">pour appeler notre fonction, on tape le nom de notre fonction.<text:line-break/>On le met au m<text:span text:style-name="T6">ême niveau que notre def : </text:span><text:span text:style-name="T9">indentation</text:span></text:p>
      <text:p text:style-name="P5"><text:span text:style-name="T6"/></text:p>
      <text:p text:style-name="P5"><text:span text:style-name="T6">Def bienvenue():</text:span></text:p>
      <text:p text:style-name="P5"><text:span text:style-name="T6"><text:tab/>print(“Bienvenue”)</text:span></text:p>
      <text:p text:style-name="P5"><text:span text:style-name="T6"/></text:p>
      <text:p text:style-name="P5"><text:span text:style-name="T6">bienvenue()</text:span></text:p>
      <text:p text:style-name="P5"><text:span text:style-name="T6"/></text:p>
      <text:p text:style-name="P7"><text:span text:style-name="T6">on peut </text:span><text:span text:style-name="T8">envoyer</text:span><text:span text:style-name="T6"> des paramètres à nos fonctions :</text:span></text:p>
      <text:p text:style-name="P6"><text:span text:style-name="T6">Def bienvenue(</text:span><text:span text:style-name="T7">nom</text:span><text:span text:style-name="T6">):</text:span></text:p>
      <text:p text:style-name="P6"><text:span text:style-name="T6"><text:tab/>print(“Bienvenue”)</text:span></text:p>
      <text:p text:style-name="P6"><text:span text:style-name="T6"/></text:p>
      <text:p text:style-name="P7"><text:span text:style-name="T6">nom = “Rémi”</text:span></text:p>
      <text:p text:style-name="P6"><text:span text:style-name="T6">bienvenue(</text:span><text:span text:style-name="T7">nom</text:span><text:span text:style-name="T6">)</text:span></text:p>
      <text:p text:style-name="P6"><text:span text:style-name="T6"/></text:p>
      <text:p text:style-name="P8"><text:span text:style-name="T6">on peut incrémenter es variables globales :</text:span></text:p>
      <text:p text:style-name="P8"><text:span text:style-name="T6">def age_prochain():</text:span></text:p>
      <text:p text:style-name="P8"><text:span text:style-name="T6"><text:tab/>global age</text:span></text:p>
      <text:p text:style-name="P8"><text:span text:style-name="T6"><text:tab/>age += 1</text:span></text:p>
      <text:p text:style-name="P8"><text:span text:style-name="T6"><text:tab/>print(“l’année prochaine vous aurez “, age)</text:span></text:p>
      <text:p text:style-name="P8"><text:span text:style-name="T6"/></text:p>
      <text:p text:style-name="P8"><text:span text:style-name="T6">age = 20</text:span></text:p>
      <text:p text:style-name="P8"><text:span text:style-name="T6">age_prochain()</text:span></text:p>
      <text:p text:style-name="P8"><text:span text:style-name="T6"/></text:p>
      <text:p text:style-name="P9"><text:soft-page-break/><text:span text:style-name="T6">On peut mettre des valeurs par défaut :</text:span></text:p>
      <text:p text:style-name="P9"><text:span text:style-name="T6">def how_are_you(nom = “Laetitia”:</text:span></text:p>
      <text:p text:style-name="P9"><text:span text:style-name="T6"><text:tab/>print(“Bonjour”, nom)</text:span></text:p>
      <text:p text:style-name="P9"><text:span text:style-name="T6">how_are_you()</text:span></text:p>
      <text:p text:style-name="P9"><text:span text:style-name="T6"/></text:p>
      <text:p text:style-name="P10"><text:span text:style-name="T6">On peut aussi renvoyer des informations depuis nos informations :</text:span></text:p>
      <text:p text:style-name="P10"><text:span text:style-name="T6">pour cela on utilise return :</text:span></text:p>
      <text:p text:style-name="P10"><text:span text:style-name="T6"/></text:p>
      <text:p text:style-name="P10"><text:span text:style-name="T6">def sum():</text:span></text:p>
      <text:p text:style-name="P10"><text:span text:style-name="T6"><text:tab/>result = 11 + 11</text:span></text:p>
      <text:p text:style-name="P10"><text:span text:style-name="T6"><text:tab/>return result</text:span></text:p>
      <text:p text:style-name="P10"><text:span text:style-name="T6">def prod():</text:span></text:p>
      <text:p text:style-name="P10"><text:span text:style-name="T6"><text:tab/>return 20 * 20</text:span></text:p>
      <text:p text:style-name="P10"><text:span text:style-name="T6"/></text:p>
      <text:p text:style-name="P10"><text:span text:style-name="T6">print(“La somme est”, sum())</text:span></text:p>
      <text:p text:style-name="P10"><text:span text:style-name="T6">print(“Le produit est”, prod())</text:span></text:p>
      <text:p text:style-name="P10"><text:span text:style-name="T6"/></text:p>
      <text:p text:style-name="P11"><text:span text:style-name="T6">un return n’affiche pas c’est print qui le fait</text:span></text:p>
      <text:p text:style-name="P11"><text:span text:style-name="T6"/></text:p>
      <text:p text:style-name="P11"><text:span text:style-name="T6">on peut renvoyer plusieurs résultats différents:</text:span></text:p>
      <text:p text:style-name="P11"><text:span text:style-name="T6"/></text:p>
      <text:p text:style-name="P11"><text:span text:style-name="T6">def max(x, y):</text:span></text:p>
      <text:p text:style-name="P11"><text:span text:style-name="T6"><text:tab/>if x &gt; y:</text:span></text:p>
      <text:p text:style-name="P11"><text:span text:style-name="T6"><text:tab/><text:tab/>return x</text:span></text:p>
      <text:p text:style-name="P11"><text:span text:style-name="T6"><text:tab/>else:</text:span></text:p>
      <text:p text:style-name="P11"><text:span text:style-name="T6"><text:tab/><text:tab/>return y</text:span></text:p>
      <text:p text:style-name="P11"><text:span text:style-name="T6"/></text:p>
      <text:p text:style-name="P11"><text:span text:style-name="T6">print(max(5, 7)</text:span><text:span text:style-name="T10">)</text:span></text:p>
      <text:p text:style-name="P11"><text:span text:style-name="T10"/></text:p>
      <text:p text:style-name="P12"><text:span text:style-name="T10">o</text:span><text:span text:style-name="T6">n peut utiliser des fonctions récursives, càd des fonctions qui s’appelent elles-mêmes :</text:span></text:p>
      <text:p text:style-name="P12"><text:span text:style-name="T6"/></text:p>
      <text:p text:style-name="P12"><text:span text:style-name="T6">def sum(x):</text:span></text:p>
      <text:p text:style-name="P12"><text:span text:style-name="T6"><text:tab/>x += 1</text:span></text:p>
      <text:p text:style-name="P12"><text:span text:style-name="T6"><text:tab/>print(x)</text:span></text:p>
      <text:p text:style-name="P12"><text:span text:style-name="T6"><text:tab/>if x &lt; 50:</text:span></text:p>
      <text:p text:style-name="P12"><text:span text:style-name="T6"><text:tab/><text:tab/>sum(x)</text:span></text:p>
      <text:p text:style-name="P12"><text:span text:style-name="T6"/></text:p>
      <text:p text:style-name="P12"><text:span text:style-name="T6">sum(1)</text:span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3"><text:span text:style-name="T6">#commentaire1</text:span></text:p>
      <text:p text:style-name="P12"><text:span text:style-name="T6">“””</text:span></text:p>
      <text:p text:style-name="P13"><text:span text:style-name="T6">COMMENTAIRE2</text:span></text:p>
      <text:p text:style-name="P12"><text:span text:style-name="T6">“””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24T12:26:12.584173665</dc:date>
    <meta:editing-duration>PT54M2S</meta:editing-duration>
    <meta:editing-cycles>16</meta:editing-cycles>
    <meta:generator>LibreOffice/7.3.7.2$Linux_X86_64 LibreOffice_project/30$Build-2</meta:generator>
    <meta:document-statistic meta:table-count="0" meta:image-count="0" meta:object-count="0" meta:page-count="4" meta:paragraph-count="145" meta:word-count="753" meta:character-count="4558" meta:non-whitespace-character-count="3895"/>
  </office:meta>
</office:document-meta>
</file>